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use-window-font-color="true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T1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/>
          <table:table-cell office:value-type="string" calcext:value-type="string">
            <text:p>oc.m5.d6.ocMA.Kathisma32 / <text:span text:style-name="T1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2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2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/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/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trMA.Kathisma1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/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/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4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/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/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/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10" office:value-type="string" calcext:value-type="string">
            <text:p>tr.d061.<text:span text:style-name="T2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/>
          <table:table-cell table:style-name="ce10" office:value-type="string" calcext:value-type="string">
            <text:p>tr.d061.<text:span text:style-name="T2">trMA.AposTheotokion</text:span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2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/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/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Kathisma32</text:p>
          </table:table-cell>
          <table:table-cell/>
          <table:table-cell table:style-name="ce13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2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Ode7Martyricon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Kathisma2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/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4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Aposticha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/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/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6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/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/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/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/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Ode7Martyric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/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/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/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7.d4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/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 office:value-type="string" calcext:value-type="string">
            <text:p><text:s/>oc.m7.d6.octrMA.Ode7Martyricon</text:p>
          </table:table-cell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/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Ode7Martyric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Lauds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oc.m7.d7.octrMA.Lauds4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/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/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/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/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/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1">trMA.AposMartyric</text:span></text:p>
          </table:table-cell>
          <table:table-cell office:value-type="string" calcext:value-type="string">
            <text:p>tr.d054.<text:span text:style-name="T1">trMA.AposMartyric</text:span></text:p>
          </table:table-cell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MA.Lauds3</text:p>
          </table:table-cell>
          <table:table-cell/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/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/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/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Lauds4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heotokion</text:p>
          </table:table-cell>
          <table:table-cell/>
          <table:table-cell table:style-name="ce5"/>
          <table:table-cell table:number-columns-repeated="2"/>
        </table:table-row>
        <table:table-row table:style-name="ro1" table:number-rows-repeated="104840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08:02:30.9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1T11:15:15.841000000</dc:date>
    <meta:editing-duration>P1DT5H18M58S</meta:editing-duration>
    <meta:editing-cycles>77</meta:editing-cycles>
    <meta:generator>LibreOffice/7.6.2.1$Windows_X86_64 LibreOffice_project/56f7684011345957bbf33a7ee678afaf4d2ba333</meta:generator>
    <meta:document-statistic meta:table-count="1" meta:cell-count="326" meta:object-count="0"/>
  </office:meta>
</office:document-meta>
</file>